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lkalami" svg:font-family="Alkalam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0d2199"/>
    </style:style>
    <style:style style:name="P2" style:family="paragraph" style:parent-style-name="Standard">
      <style:text-properties style:font-name="Liberation Sans" fo:font-size="16pt" fo:font-weight="bold" officeooo:paragraph-rsid="000d2199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ans" fo:font-size="13pt" fo:font-weight="bold" officeooo:paragraph-rsid="000d2199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Liberation Sans" fo:font-size="13pt" officeooo:paragraph-rsid="000d2199" style:font-size-asian="13pt" style:font-size-complex="13pt"/>
    </style:style>
    <style:style style:name="P5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paragraph-rsid="000d2199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ans" fo:font-size="14pt" fo:font-weight="bold" officeooo:rsid="000d2199" officeooo:paragraph-rsid="000d2199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Sans" fo:font-size="14pt" fo:font-weight="bold" officeooo:paragraph-rsid="000d219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iberation Sans" fo:font-size="14pt" officeooo:paragraph-rsid="000d2199" style:font-size-asian="14pt" style:font-size-complex="14pt"/>
    </style:style>
    <style:style style:name="P9" style:family="paragraph" style:parent-style-name="Standard">
      <style:text-properties style:font-name="Liberation Sans" officeooo:rsid="000ffaf8" officeooo:paragraph-rsid="001128df"/>
    </style:style>
    <style:style style:name="P10" style:family="paragraph" style:parent-style-name="Standard">
      <style:text-properties style:font-name="Liberation Serif" fo:font-size="13pt" officeooo:rsid="000e7c51" officeooo:paragraph-rsid="000e7c51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2199" style:font-weight-asian="bold" style:font-weight-complex="bold"/>
    </style:style>
    <style:style style:name="T3" style:family="text">
      <style:text-properties fo:font-weight="bold" officeooo:rsid="000e7c51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d2199"/>
    </style:style>
    <style:style style:name="T6" style:family="text">
      <style:text-properties style:text-underline-style="solid" style:text-underline-width="auto" style:text-underline-color="font-color" fo:font-weight="normal" officeooo:rsid="001128df" style:font-weight-asian="normal" style:font-weight-complex="normal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d2199" style:font-weight-asian="normal" style:font-weight-complex="normal"/>
    </style:style>
    <style:style style:name="T10" style:family="text">
      <style:text-properties officeooo:rsid="001128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RVIÇO PÚBLICO FEDERAL - UNIVERSIDADE FEDERAL DE GOIÁS INSTITUTO DE INFORMÁTICA </text:p>
      <text:p text:style-name="P1"><text:span text:style-name="T1">Disciplina:</text:span> POO </text:p>
      <text:p text:style-name="P1"><text:span text:style-name="T1">Data:</text:span> 29/10/2024 </text:p>
      <text:p text:style-name="P1"><text:span text:style-name="T1">Prof. Dirson Santos de Campos </text:span>– </text:p>
      <text:p text:style-name="P3">Tarefa - TFD (Trabalho Final da Disciplina) de POO – Parte 2 </text:p>
      <text:p text:style-name="P1"/>
      <text:p text:style-name="P5">Estudantes: </text:p>
      <text:p text:style-name="P1"/>
      <text:p text:style-name="P7">1. <text:span text:style-name="T6">Jair Eugênio Ferreira - 202401791</text:span></text:p>
      <text:p text:style-name="P7">2. <text:span text:style-name="T6">João Vitor Sousa de Oliveira - 202401794</text:span></text:p>
      <text:p text:style-name="P7">3. <text:span text:style-name="T6">Lucas Almeida Oliveira Isaac - 202401802</text:span></text:p>
      <text:p text:style-name="P8"><text:span text:style-name="T1">4.</text:span><text:span text:style-name="T7"> </text:span><text:span text:style-name="T5">Lucca Magnino - 202401805</text:span></text:p>
      <text:p text:style-name="P1"/>
      <text:p text:style-name="P6">Turma: <text:span text:style-name="T8">2024-1 Ciências da Computação </text:span></text:p>
      <text:p text:style-name="P1"/>
      <text:p text:style-name="P1"/>
      <text:p text:style-name="P8"><text:span text:style-name="T1">Assunto:</text:span> Definição do Tema do Trabalho Final da Disciplina (TFD) – Parte 2 </text:p>
      <text:p text:style-name="P1"/>
      <text:p text:style-name="P1"><text:span text:style-name="T1">1)</text:span> Qual o tema escolhido pelo seu grupo de POO para o TFD? Escolha somente um tema, pode-se mudar de ideia em relação a submissão do TFD – Parte 1 ou manter a mesma escolha.</text:p>
      <text:p text:style-name="P1"/>
      <text:p text:style-name="P1"/>
      <text:p text:style-name="P1"><text:span text:style-name="T9">a</text:span><text:span text:style-name="T8">) </text:span>( ) Aplicação de Design Pattern - GoF (Padrões de Criação ou Estruturais ou Compartamentais) ou outros com a com a Linguagem Java</text:p>
      <text:p text:style-name="P1"><text:span text:style-name="T9">b</text:span><text:span text:style-name="T8">)</text:span> ( ) Aplicação de Design Pattern - GoF (Padrões de Criação ou Estruturais ou Compartamentais) ou outros com a com a Linguagem Python</text:p>
      <text:p text:style-name="P4"><text:span text:style-name="T2">c</text:span><text:span text:style-name="T1">) </text:span>(<text:span text:style-name="T3">X</text:span>) <text:span text:style-name="T4">Padrões de Persistência de Banco de Dados Estruturados usando o SGBD PostgreSQL e uma linguagem Orientado a Objeto (Java) ou ORM (ObjectRelational Mapper)</text:span></text:p>
      <text:p text:style-name="P1"><text:span text:style-name="T9">d</text:span><text:span text:style-name="T8">) </text:span>( ) Padrões de Persistência de Banco de Dados Estruturados usando o SGBD PostgreSQL e uma linguagem Orientado a Objeto (Python) ou ORM (ObjectRelational Mapper) ou CRUD (Create, Read, Update, Delete).</text:p>
      <text:p text:style-name="P1"><text:span text:style-name="T9">e</text:span><text:span text:style-name="T8">) </text:span>( ) Padrão MVC (MODEL-VIEW-CONTROLLER) para Framework para desenvolvimento Web com a Linguagem Java: JSF (Java Server Face) conhecido também com Jakarta Faces ou Spring Boot ou CRUD (Create, Read, Update, Delete) é um acrônimo para as maneiras de se operar em informação armazenada.</text:p>
      <text:p text:style-name="P1"><text:span text:style-name="T9">f</text:span><text:span text:style-name="T8">) </text:span>( ) Padrão MVC (MODEL-VIEW-CONTROLLER) para Framework para desenvolvimento Web com a Linguagem Python: Django.</text:p>
      <text:p text:style-name="P1"><text:span text:style-name="T9">g</text:span><text:span text:style-name="T8">) </text:span>( ) Programação em Nuvem (Google Colab) ou Jupyter Notebook necessariamente em Python</text:p>
      <text:p text:style-name="P1"><text:span text:style-name="T9">h</text:span><text:span text:style-name="T8">)</text:span> ( ) Outro Tema: Qual?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2) </text:span>Qual a ferramenta escolhida para produzir o Diagrama de Classe em Java ou Python ou ou o Diagrama Entidade-Relacionamento (DER) do banco de dados?</text:p>
      <text:p text:style-name="P1"/>
      <text:p text:style-name="P10">Como iremos utilizar a linguagem de programação Java, a ferramenta escolhida para produzir o Diagrama de Classe será <text:span text:style-name="T1">UMLet.</text:span></text:p>
      <text:p text:style-name="P1"/>
      <text:p text:style-name="P1">3) Qual a ferramenta escolhida para gerar a documentação do código-fonte em formato html que possa ser acessada usando o navegador?</text:p>
      <text:p text:style-name="P1"/>
      <text:p text:style-name="P10">Como iremos utilizar a linguagem de programação Java, a ferramenta escolhida para gerar a documentação do código-fonte em formato html será o <text:span text:style-name="T1">JavaDoc</text:span>.</text:p>
      <text:p text:style-name="P1"/>
      <text:p text:style-name="P1">4) Submeta o códigos-fontes inicial do TFD em formato .java ou .py ou .ipnb? Gere um arquivo compactado (zipado) com os fontes iniciais.</text:p>
      <text:p text:style-name="P1"/>
      <text:p text:style-name="P9"><text:span text:style-name="T10">Retirei o código fonte inicial do Trabalho Final da Disciplina do seguinte link do github: </text:span><text:a xlink:type="simple" xlink:href="https://github.com/sohamkamani/java-jdbc-postgres-example?tab=readme-ov-file" text:style-name="Internet_20_link" text:visited-style-name="Visited_20_Internet_20_Link"><text:span text:style-name="T10">https://github.com/sohamkamani/java-jdbc-postgres-example?tab=readme-ov-file</text:span></text:a><text:span text:style-name="T10"> .</text:span></text:p>
      <text:p text:style-name="P9">Seguem os arquivos no .zip!</text:p>
      <text:p text:style-name="P1"/>
      <text:p text:style-name="P1">− Observações: O grupo poderá desenvolver do zero ou poderá usar um código-fonte como base de algum link da internet ou de algum livro ou o GitHub, neste caso o grupo obrigatoriamente terá que informar o link da fonte inicial. </text:p>
      <text:p text:style-name="P1">− Nesta primeira versão basta submeter o código-fonte, não precisa, neste estágio, gerar a documentação ou o Diagrama de Classe ou Diagrama Entidade Relacionamento conforme o cas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lkalami" svg:font-family="Alkalam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8:15:03.464876133</meta:creation-date>
    <dc:date>2024-10-29T09:15:40.784576794</dc:date>
    <meta:editing-duration>PT38M3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495" meta:character-count="3087" meta:non-whitespace-character-count="2608"/>
  </office:meta>
</office:document-meta>
</file>